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paragraph-properties fo:text-align="start" style:justify-single-word="false"/>
      <style:text-properties style:font-name="arial" fo:font-size="11pt" officeooo:rsid="00113d8d" officeooo:paragraph-rsid="00113d8d" style:font-size-asian="11pt" style:font-size-complex="11pt"/>
    </style:style>
    <style:style style:name="P5" style:family="paragraph" style:parent-style-name="Standard">
      <style:paragraph-properties fo:text-align="start" style:justify-single-word="false"/>
      <style:text-properties style:font-name="arial" fo:font-size="11pt" officeooo:rsid="0012525b" officeooo:paragraph-rsid="0012525b" style:font-size-asian="11pt" style:font-size-complex="11pt"/>
    </style:style>
    <style:style style:name="P6" style:family="paragraph" style:parent-style-name="Standard">
      <style:paragraph-properties fo:text-align="start" style:justify-single-word="false"/>
      <style:text-properties style:font-name="arial" fo:font-size="11pt" officeooo:rsid="0013323b" officeooo:paragraph-rsid="0013323b" style:font-size-asian="11pt" style:font-size-complex="11pt"/>
    </style:style>
    <style:style style:name="P7"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rsid="00113d8d" officeooo:paragraph-rsid="00113d8d" style:font-size-asian="11pt" style:font-weight-asian="bold" style:font-size-complex="11pt" style:font-weight-complex="bold"/>
    </style:style>
    <style:style style:name="P9" style:family="paragraph" style:parent-style-name="Text_20_body">
      <style:text-properties style:font-name="arial" fo:font-size="11pt" officeooo:rsid="0012525b" officeooo:paragraph-rsid="0012525b" style:font-size-asian="11pt" style:font-size-complex="11pt"/>
    </style:style>
    <style:style style:name="P10" style:family="paragraph" style:parent-style-name="Text_20_body" style:list-style-name="L1">
      <style:text-properties style:font-name="arial" fo:font-size="11pt" fo:font-weight="bold" style:font-size-asian="11pt" style:font-weight-asian="bold" style:font-size-complex="11pt" style:font-weight-complex="bold"/>
    </style:style>
    <style:style style:name="P11" style:family="paragraph" style:parent-style-name="Text_20_body" style:list-style-name="L1">
      <style:paragraph-properties fo:margin-top="0cm" fo:margin-bottom="0cm" loext:contextual-spacing="false"/>
      <style:text-properties style:font-name="arial" fo:font-size="11pt" fo:font-weight="bold" style:font-size-asian="11pt" style:font-weight-asian="bold" style:font-size-complex="11pt" style:font-weight-complex="bold"/>
    </style:style>
    <style:style style:name="T1" style:family="text">
      <style:text-properties officeooo:rsid="0010017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style:text-line-through-style="solid" style:text-line-through-type="single"/>
    </style:style>
    <style:style style:name="T5" style:family="text">
      <style:text-properties style:text-line-through-style="none" style:text-line-through-type="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ebsite Analysis.</text:span><text:span text:style-name="T3"> </text:span><text:span text:style-name="T1">(</text:span><text:a xlink:type="simple" xlink:href="https://www.pccomponentes.com/" text:style-name="Internet_20_link" text:visited-style-name="Visited_20_Internet_20_Link"><text:span text:style-name="T1">https://www.pccomponentes.com/</text:span></text:a><text:span text:style-name="T1">)</text:span></text:p>
      <text:p text:style-name="P2"/>
      <text:p text:style-name="P7">What site is this? (Is it clear enough?)</text:p>
      <text:p text:style-name="P3"/>
      <text:p text:style-name="P4"><text:span text:style-name="T5">It is a page selling technology items, at a glance you can know about what the page is going and the content of it.</text:span></text:p>
      <text:p text:style-name="P4"/>
      <text:p text:style-name="P4"/>
      <text:p text:style-name="P8">Does it follow conventions?</text:p>
      <text:list xml:id="list1159723026" text:style-name="L1">
        <text:list-item>
          <text:p text:style-name="P11">Menus, logos, content,…</text:p>
        </text:list-item>
        <text:list-item>
          <text:p text:style-name="P10">Are elements clear enough? (Search inputs, icons, social networks,…)</text:p>
        </text:list-item>
      </text:list>
      <text:p text:style-name="P9">The logos and menu are placed where they normally go, the content is very visual and it is easy to access any site on the page, everything is quite clear and accessible.</text:p>
      <text:p text:style-name="P9"/>
      <text:p text:style-name="P8">Is the hierarchy evident (sections, subsections,…)? Can I see the major sections of the site? What options do I have at this level of the hierarchy?</text:p>
      <text:p text:style-name="P4"/>
      <text:p text:style-name="P5"/>
      <text:p text:style-name="P5">Within the page we can see images of items to buy and when choosing one we can see images of the article, its price and a brief description of it, all this is well organized.</text:p>
      <text:p text:style-name="P4"/>
      <text:p text:style-name="P8">Can you distinguish links and buttons?</text:p>
      <text:p text:style-name="P4"/>
      <text:p text:style-name="P5">Yes, buttons and links have a different color and layout than normal text and are easy to find.</text:p>
      <text:p text:style-name="P4"/>
      <text:p text:style-name="P8">Is there any content that distracts the user?</text:p>
      <text:p text:style-name="P4"/>
      <text:p text:style-name="P5">No, there's only one ad on the whole page, the only thing that can be a little distracting is that when you pass the mouse through some article there is a drop-down with a button called see detail.</text:p>
      <text:p text:style-name="P5"/>
      <text:p text:style-name="P4"/>
      <text:p text:style-name="P8">Is the content structured?</text:p>
      <text:p text:style-name="P4"/>
      <text:p text:style-name="P5">The page is organized in such a way that when you click on an article a brief summary of its specifications, images of the article and a shopping button appears.</text:p>
      <text:p text:style-name="P4"/>
      <text:p text:style-name="P4"/>
      <text:p text:style-name="P8">Are there any search options? Are they clear enough?</text:p>
      <text:p text:style-name="P6"/>
      <text:p text:style-name="P6">If there is a search bar, quite large in which you can access any article on the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3:35:00.086927912</meta:creation-date>
    <meta:generator>LibreOffice/6.0.7.3$Linux_X86_64 LibreOffice_project/00m0$Build-3</meta:generator>
    <dc:date>2019-09-23T14:07:03.569163149</dc:date>
    <meta:editing-duration>PT10M3S</meta:editing-duration>
    <meta:editing-cycles>3</meta:editing-cycles>
    <meta:document-statistic meta:table-count="0" meta:image-count="0" meta:object-count="0" meta:page-count="1" meta:paragraph-count="17" meta:word-count="277" meta:character-count="1515" meta:non-whitespace-character-count="1257"/>
  </office:meta>
</office:document-meta>
</file>